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máši,</text:p>
      <text:p text:style-name="Normal">naše společné keltské znamení Jedle nás obklopuje tajemnou aurou spojitosti, jež vede naše kroky stejnou stezkou pod šuměním nebeských korun. Ve stínu těchto moudrých stromů s tebou cítím, jak celý vesmír spojuje naše srdce v předurčený rytmus. Nejenže sdílíme náklonnost k jemným vibracím přírody, ale tvoje statečné srdce a snaha o harmonii a spravedlnost, které odráží tvůj strážný anděl Raquel, mi nepřestávají být inspirací. Ať i v tento den lásky náš společný duch Jedle posiluje a ochraňuje náš vzájemný vztah, ať už v přátelství či snad něčem více. Nechť ať jsme kdekoliv, přináší nám sdílení tohoto zvláštního znamení pocit blízkosti a vzájemného porozumění, který překračuje všechny hranice. </text:p>
      <text:p text:style-name="Normal">S láskou, která může být stejně tajemná a nadčasová jako staré keltské lesy, míří k tobě tento vzkaz, plný naděje na krásné společné zítř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